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imes-Roman" svg:font-family="Times-Roman"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style style:name="P1" style:parent-style-name="Standard" style:master-page-name="MP0" style:family="paragraph">
      <style:paragraph-properties fo:break-before="page" fo:margin-left="0.1041in" fo:text-indent="0.0104in">
        <style:tab-stops/>
      </style:paragraph-properties>
    </style:style>
    <style:style style:name="P3" style:parent-style-name="Standard" style:family="paragraph">
      <style:paragraph-properties fo:margin-left="0.1041in" fo:text-indent="0.0104in">
        <style:tab-stops/>
      </style:paragraph-properties>
    </style:style>
    <style:style style:name="P4" style:parent-style-name="Standard" style:family="paragraph">
      <style:paragraph-properties fo:margin-left="0.1041in" fo:text-indent="0.0104in">
        <style:tab-stops/>
      </style:paragraph-properties>
    </style:style>
    <style:style style:name="P5" style:parent-style-name="Standard" style:family="paragraph">
      <style:paragraph-properties fo:margin-left="0.1041in" fo:text-indent="0.0104in">
        <style:tab-stops/>
      </style:paragraph-properties>
    </style:style>
    <style:style style:name="P6" style:parent-style-name="Standard" style:family="paragraph">
      <style:paragraph-properties fo:text-align="center" fo:margin-left="0.1041in" fo:text-indent="0.0104in">
        <style:tab-stops/>
      </style:paragraph-properties>
      <style:text-properties style:font-name="Times-Roman" style:font-name-asian="Times-Roman" style:font-name-complex="Times-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margin-left="0.1041in" fo:text-indent="0.0104in">
        <style:tab-stops/>
      </style:paragraph-properties>
      <style:text-properties style:font-name="Times-Roman" style:font-name-asian="Times-Roman" style:font-name-complex="Times-Roman" fo:font-size="20pt" style:font-size-asian="20pt" style:font-size-complex="20pt"/>
    </style:style>
    <style:style style:name="P8" style:parent-style-name="Standard" style:family="paragraph">
      <style:paragraph-properties fo:margin-left="0.1041in" fo:text-indent="0.0104in">
        <style:tab-stops/>
      </style:paragraph-properties>
      <style:text-properties style:font-name="Times-Roman" style:font-name-asian="Times-Roman" style:font-name-complex="Times-Roman" fo:font-size="20pt" style:font-size-asian="20pt" style:font-size-complex="20pt"/>
    </style:style>
    <style:style style:name="P9" style:parent-style-name="Standard" style:family="paragraph">
      <style:paragraph-properties fo:margin-left="0.1041in" fo:text-indent="0.0104in">
        <style:tab-stops/>
      </style:paragraph-properties>
      <style:text-properties style:font-name="Times-Roman" style:font-name-asian="Times-Roman" style:font-name-complex="Times-Roman" fo:font-size="20pt" style:font-size-asian="20pt" style:font-size-complex="20pt"/>
    </style:style>
    <style:style style:name="P10" style:parent-style-name="Standard" style:family="paragraph">
      <style:paragraph-properties fo:margin-left="0.1041in" fo:text-indent="0.0104in">
        <style:tab-stops/>
      </style:paragraph-properties>
      <style:text-properties style:font-name="Times-Roman" style:font-name-asian="Times-Roman" style:font-name-complex="Times-Roman" fo:font-size="20pt" style:font-size-asian="20pt" style:font-size-complex="20pt"/>
    </style:style>
    <style:style style:name="P11" style:parent-style-name="Standard" style:family="paragraph">
      <style:paragraph-properties fo:margin-left="0.1041in" fo:text-indent="0.0104in">
        <style:tab-stops/>
      </style:paragraph-properties>
      <style:text-properties style:font-name="Times-Roman" style:font-name-asian="Times-Roman" style:font-name-complex="Times-Roman" fo:font-size="20pt" style:font-size-asian="20pt" style:font-size-complex="20pt"/>
    </style:style>
    <style:style style:name="P12" style:parent-style-name="Standard" style:family="paragraph">
      <style:paragraph-properties fo:margin-left="0.1041in" fo:text-indent="0.0104in">
        <style:tab-stops/>
      </style:paragraph-properties>
      <style:text-properties style:font-name="Times-Roman" style:font-name-asian="Times-Roman" style:font-name-complex="Times-Roman" fo:font-size="20pt" style:font-size-asian="20pt" style:font-size-complex="20pt"/>
    </style:style>
    <style:style style:name="P13" style:parent-style-name="Standard" style:family="paragraph">
      <style:paragraph-properties fo:margin-left="0.1041in" fo:text-indent="0.0104in">
        <style:tab-stops/>
      </style:paragraph-properties>
      <style:text-properties style:font-name="Times-Roman" style:font-name-asian="Times-Roman" style:font-name-complex="Times-Roman" fo:font-size="20pt" style:font-size-asian="20pt" style:font-size-complex="20pt"/>
    </style:style>
    <style:style style:name="P14" style:parent-style-name="Standard" style:family="paragraph">
      <style:paragraph-properties fo:margin-left="0.0937in" fo:text-indent="-0.0416in">
        <style:tab-stops/>
      </style:paragraph-properties>
      <style:text-properties style:font-name="Times-Roman" style:font-name-asian="Times-Roman" style:font-name-complex="Times-Roman" fo:font-size="13pt" style:font-size-asian="13pt" style:font-size-complex="13pt"/>
    </style:style>
    <style:style style:name="P15"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16" style:parent-style-name="Standard" style:list-style-name="LFO1"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17" style:parent-style-name="Standard" style:list-style-name="LFO2"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18" style:parent-style-name="Standard" style:list-style-name="LFO2"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19"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20"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21"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22"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23"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24"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25"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26"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27"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28"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29"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0"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1"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2"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3"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4"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5"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6"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7"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8" style:parent-style-name="Standard" style:family="paragraph">
      <style:paragraph-properties fo:margin-left="0.1041in" fo:text-indent="0.0104in">
        <style:tab-stops/>
      </style:paragraph-properties>
      <style:text-properties style:font-name="Times-Roman" style:font-name-asian="Times-Roman" style:font-name-complex="Times-Roman" fo:font-size="13pt" style:font-size-asian="13pt" style:font-size-complex="13pt"/>
    </style:style>
    <style:style style:name="P39"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0"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1"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2"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3"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4"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5"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6"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7"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8"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49"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50" style:parent-style-name="Standard" style:family="paragraph">
      <style:paragraph-properties fo:margin-left="0.1041in">
        <style:tab-stops/>
      </style:paragraph-properties>
      <style:text-properties style:font-name="Times-Roman" style:font-name-asian="Times-Roman" style:font-name-complex="Times-Roman" fo:font-size="13pt" style:font-size-asian="13pt" style:font-size-complex="13pt"/>
    </style:style>
    <style:style style:name="P51" style:parent-style-name="Standard" style:family="paragraph">
      <style:paragraph-properties fo:margin-left="0.1041in" fo:text-indent="0.3881in">
        <style:tab-stops/>
      </style:paragraph-properties>
    </style:style>
    <style:style style:name="T52" style:parent-style-name="Policepardéfaut" style:family="text">
      <style:text-properties style:font-name="Times-Roman" style:font-name-asian="Times-Roman" style:font-name-complex="Times-Roman" fo:font-size="13pt" style:font-size-asian="13pt" style:font-size-complex="13pt"/>
    </style:style>
    <style:style style:name="T53" style:parent-style-name="Policepardéfaut" style:family="text">
      <style:text-properties style:font-name="Times-Roman" style:font-name-asian="Times-Roman" style:font-name-complex="Times-Roman" fo:font-size="13pt" style:font-size-asian="13pt" style:font-size-complex="13pt"/>
    </style:style>
    <style:style style:name="T54" style:parent-style-name="Policepardéfaut" style:family="text">
      <style:text-properties style:font-name="Times-Roman" style:font-name-asian="Times-Roman" style:font-name-complex="Times-Roman" fo:font-size="13pt" style:font-size-asian="13pt" style:font-size-complex="13pt"/>
    </style:style>
    <style:style style:name="T55" style:parent-style-name="Policepardéfaut" style:family="text">
      <style:text-properties style:font-name="Times-Roman" style:font-name-asian="Times-Roman" style:font-name-complex="Times-Roman" fo:font-size="13pt" style:font-size-asian="13pt" style:font-size-complex="13pt"/>
    </style:style>
    <style:style style:name="T56" style:parent-style-name="Policepardéfaut" style:family="text">
      <style:text-properties style:font-name="Times-Roman" style:font-name-asian="Times-Roman" style:font-name-complex="Times-Roman" fo:font-size="13pt" style:font-size-asian="13pt" style:font-size-complex="13pt"/>
    </style:style>
    <style:style style:name="T57" style:parent-style-name="Policepardéfaut" style:family="text">
      <style:text-properties style:font-name="Times-Roman" style:font-name-asian="Times-Roman" style:font-name-complex="Times-Roman" fo:font-size="13pt" style:font-size-asian="13pt" style:font-size-complex="13pt"/>
    </style:style>
    <style:style style:name="T58" style:parent-style-name="Policepardéfaut" style:family="text">
      <style:text-properties style:font-name="Times-Roman" style:font-name-asian="Times-Roman" style:font-name-complex="Times-Roman" fo:font-size="13pt" style:font-size-asian="13pt" style:font-size-complex="13pt"/>
    </style:style>
    <style:style style:name="T59" style:parent-style-name="Policepardéfaut" style:family="text">
      <style:text-properties style:font-name="Times-Roman" style:font-name-asian="Times-Roman" style:font-name-complex="Times-Roman" fo:font-size="13pt" style:font-size-asian="13pt" style:font-size-complex="13pt"/>
    </style:style>
    <style:style style:name="T60" style:parent-style-name="Policepardéfaut" style:family="text">
      <style:text-properties style:font-name="Times-Roman" style:font-name-asian="Times-Roman" style:font-name-complex="Times-Roman" fo:font-size="13pt" style:font-size-asian="13pt" style:font-size-complex="13pt"/>
    </style:style>
    <style:style style:name="T61" style:parent-style-name="Policepardéfaut" style:family="text">
      <style:text-properties style:font-name="Times-Roman" style:font-name-asian="Times-Roman" style:font-name-complex="Times-Roman" fo:font-size="13pt" style:font-size-asian="13pt" style:font-size-complex="13pt"/>
    </style:style>
    <style:style style:name="T62" style:parent-style-name="Policepardéfaut" style:family="text">
      <style:text-properties style:font-name="Times-Roman" style:font-name-asian="Times-Roman" style:font-name-complex="Times-Roman" fo:font-size="13pt" style:font-size-asian="13pt" style:font-size-complex="13pt"/>
    </style:style>
    <style:style style:name="T63" style:parent-style-name="Policepardéfaut" style:family="text">
      <style:text-properties style:font-name="Times-Roman" style:font-name-asian="Times-Roman" style:font-name-complex="Times-Roman" fo:font-size="13pt" style:font-size-asian="13pt" style:font-size-complex="13pt"/>
    </style:style>
    <style:style style:name="T64" style:parent-style-name="Policepardéfaut" style:family="text">
      <style:text-properties style:font-name="Times-Roman" style:font-name-asian="Times-Roman" style:font-name-complex="Times-Roman" fo:font-size="13pt" style:font-size-asian="13pt" style:font-size-complex="13pt"/>
    </style:style>
  </office:automatic-styles>
  <office:body>
    <office:text text:use-soft-page-breaks="true">
      <text:p text:style-name="P1">Galland<text:tab/>Quentin</text:p>
      <text:p text:style-name="P3">Gaudron<text:tab/>Jordan<text:tab/></text:p>
      <text:p text:style-name="P4"/>
      <text:p text:style-name="P5"/>
      <text:p text:style-name="P6">Le Jeu de la Vie</text:p>
      <text:p text:style-name="P7"/>
      <text:p text:style-name="P8"/>
      <text:p text:style-name="P9"/>
      <text:p text:style-name="P10"/>
      <text:p text:style-name="P11"/>
      <text:p text:style-name="P12"/>
      <text:p text:style-name="P13"/>
      <text:p text:style-name="P14"><text:tab/>Dans ce projet d'architecture, nous avons choisi de prendre le sujet du Jeu<text:s/>de la Vie.</text:p>
      <text:p text:style-name="P15">Pour «Jouer» à ce jeu<text:s/>c'est très simple<text:s/>il suffit de lancer le fichier Projet.X68 puis d'attendre quelques secondes. Ces secondes sont celles qu'il faut au programme pour générer aléatoirement les cases existantes. Une fois celles-ci créées vous pourrez le laisser agir et donc voir défiler les générations sous vos yeux ou bien interagir avec celui-ci à l'aide de 3 boutons qui sont :</text:p>
      <text:list text:style-name="LFO1" text:continue-numbering="true">
        <text:list-item>
          <text:list>
            <text:list-item>
              <text:p text:style-name="P16">Le bouton « Pas a Pas » qui vous permet de faire vous même défiler le Jeu<text:s/>de la Vie, à votre rythme.</text:p>
            </text:list-item>
          </text:list>
        </text:list-item>
      </text:list>
      <text:list text:style-name="LFO2" text:continue-numbering="true">
        <text:list-item>
          <text:list>
            <text:list-item>
              <text:p text:style-name="P17">Le bouton « Non Stop » qui,<text:s/>lui,<text:s/>laisse tourner indéfiniment le processus.</text:p>
            </text:list-item>
            <text:list-item>
              <text:p text:style-name="P18">Le bouton « Stop » qui quant<text:s/>à lui permet d'arrêter le<text:s/>jeu<text:s/>jusqu'à ce que l'on<text:s/>clic<text:s/>de nouveau sur le bouton « Non Stop » ou « Pas a Pas ».<text:tab/></text:p>
            </text:list-item>
          </text:list>
        </text:list-item>
      </text:list>
      <text:p text:style-name="P19">Il existe une légère latence sur les boutons que nous n'avons su corriger, il arrive qu'il faille s'y<text:s/>reprendre<text:s/>à<text:s/>plusieurs fois pour déclencher l'action souhaitée.</text:p>
      <text:p text:style-name="P20">Vous y trouverez également une légende vous expliquant les couleurs choisies pour chaque type de cellules.</text:p>
      <text:p text:style-name="P21">Pour ce<text:s/>jeu<text:s/>nous avons choisi<text:s/>de considérer les cellules extérieures<text:s/>à la grille visible comme étant vivantes.</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tab/>A présent nous allons nous intéresser<text:s/>à<text:s/>l'algorithme lui-même, <text:s/>il se compose de deux parties : la partie jeu à proprement parlé et une deuxième partie graphique.</text:p>
      <text:p text:style-name="P40"><text:tab/>Nous allons d'abord nous intéresser à la partie<text:s/>jeu. Celle-ci comporte une initialisation du tableau dans lequel nous l'avons initialisé entièrement<text:s/>à<text:s/>0<text:s/>hormis les contours qui eux sont<text:s/>à<text:s/>1<text:s/>comme expliqué précédemment. La difficulté a été de créer une boucle qui permettait de remplir ces conditions.<text:s/>Puis nous nous sommes<text:s/>penchés<text:s/>sur l'ajout de cellules aléatoires dans ce tableau, ce qui nous a amené à devoir créer un « mini » algorithme de génération aléatoire. Il a été fait en se basant sur le temps en milliseconde depuis minuit, de plus on fait subir à<text:s/>cette valeur un traitement permettant la genèse de cellule ou non. Le problème qui s'est posé par la suite fût la rapidité d’exécution de la machine qui donnait des valeurs identiques donc nous avons décidé de séparer chaque opération par quelques millisecondes, d’où l'attente au début du lancement de programme avant le premier affichage.</text:p>
      <text:p text:style-name="P41"><text:tab/></text:p>
      <text:p text:style-name="P42"><text:tab/>Par la suite on s'est consacré au test des conditions à remplir au Jeu de la Vie pour savoir quelle valeur devra avoir la case du tableau pour le prochain cycle. Pour se faire on prend chaque case une à une pour regarder le nombre de cellules vivantes adjacentes<text:s/>à celle-ci.</text:p>
      <text:p text:style-name="P43"><text:tab/>Le plus gros problème rencontré a été la transition entre les générations. C'est à dire qu'il fallait par exemple qu'une cellule qui va mourir puisse remplir son rôle de donner la vie (si elle le doit) avant de mourir. Pour se faire on a décomposé en plus d'états que vivante ou morte : il a fallut rajouter mourante et naissante. Ainsi on regarde si la cellule est vivante ou morte dans le but d'effectuer des opérations différentes sur celle-ci. Si elle est morte on regarde si elle va vivre (naissante), et si elle est en vie on va regarder si elle va mourir (mourante).</text:p>
      <text:p text:style-name="P44"/>
      <text:p text:style-name="P45"><text:tab/>Concernant la partie graphique on a déterminé qu'il fallait faire apparaître la grille au début du programme puis rafraîchir seulement les cellules qu'elle contenait pour éviter l'effet de « clipping ».</text:p>
      <text:p text:style-name="P46"><text:tab/>Quant<text:s/>à l'affichage des couleurs des cases, il se fait ici en parcourant tout le tableau à chaque fois et en regardant la valeur<text:s/>contenue dans chacune des cases pour mettre la couleur adéquate.</text:p>
      <text:p text:style-name="P47"><text:tab/>Dans cette partie nous nous sommes heurtés<text:s/>au même problème de rapidité d’exécution que<text:s/>dans la partie algorithmique,<text:s/>ce qui provoquait un affichage de génération beaucoup trop cadencé. Nous<text:s/>y avons pallié par une pause avant de repartir dans la phase algorithmique du code.<text:tab/></text:p>
      <text:p text:style-name="P48"><text:tab/>Comme précédemment cité nous avons une grille avec des points de couleurs qui changent ainsi que trois boutons<text:s/>et une petite légende. En plus de ceci il y<text:s/>a la grille qui<text:s/>a été faite comme cela nous avons initialisé le fond en beige puis par dessus ajouté des droites de couleur<text:s/>noir pour créer<text:s/>un quadrillage, ce quadrillage se fait à<text:s/>l'aide de boucles<text:s/>qui déplacent<text:s/>chaque ligne avec un espacement égal. Ensuite <text:s/>on s'est consacré à<text:s/>la réalisation des points de<text:s/>couleur,<text:s/><text:soft-page-break/>qui possèdent chacun une couleur différente en fonction des besoins<text:s/>du jeu.</text:p>
      <text:p text:style-name="P49"><text:tab/>On aborde donc la question des boutons, ceux-ci fonctionnent par le principe du bouton qui fait intervenir un<text:s/>clic<text:s/>dans la zone et<text:s/>un relâchement dans cette même zone. Les boutons ont aussi eu une part de difficulté algorithmique quant à savoir comment gérer le gel<text:s/>de génération. Nous avons donc implanté un « status » qui permet selon la valeur dont il est affecté de régir le déroulement du jeu. Ce « status » intervient aussi précédemment lorsque plus haut nous avons parlé de mettre un temps entre chaque action.</text:p>
      <text:p text:style-name="P50"/>
      <text:p text:style-name="P51"><text:span text:style-name="T52">Pour terminer ce rapport on conclura, en disant que ce projet aura été une expérience enrichissante d'apprentissage du lang</text:span><text:span text:style-name="T53">age assembleur. Nous aurions aimé améliorer cette expérience en changeant la couleur du texte dans les boutons et la légende. Mais la difficulté de rajouter des fondus de couleurs</text:span><text:span text:style-name="T54"><text:s/>ne</text:span><text:span text:style-name="T55"><text:s/>nous a<text:s/></text:span><text:span text:style-name="T56">pas permis d’exploiter</text:span><text:span text:style-name="T57"><text:s/>cet effet. Le dernier élémen</text:span><text:span text:style-name="T58">t auquel nous avons pensé mais encore une fois nous avons été dépassé par la difficulté était d'inscrire un compteur de génération mais l'affichage</text:span><text:span text:style-name="T59"><text:s/>qui</text:span><text:span text:style-name="T60"><text:s/>se faisait en ASCII ne nous permettait pas de directement retran</text:span><text:span text:style-name="T61">scrire le compteur directement à</text:span><text:span text:style-name="T62"><text:s/>l’écran et<text:s/></text:span><text:span text:style-name="T63">il n'est pas aisé de décomposer</text:span><text:span text:style-name="T64"><text:s/>un nombre en ses chiff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imes-Roman" svg:font-family="Times-Roman"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style:header>
      <style:footer>
        <text:p text:style-name="P2"><text:page-number text:fixed="false">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ngélique</meta:initial-creator>
    <dc:creator>Angélique</dc:creator>
    <meta:creation-date>2013-01-06T19:46:00Z</meta:creation-date>
    <dc:date>2013-01-06T20:06:00Z</dc:date>
    <meta:template xlink:href="Normal" xlink:type="simple"/>
    <meta:editing-cycles>4</meta:editing-cycles>
    <meta:editing-duration>PT1140S</meta:editing-duration>
    <meta:document-statistic meta:page-count="3" meta:paragraph-count="11" meta:word-count="861" meta:character-count="5588" meta:row-count="39" meta:non-whitespace-character-count="4738"/>
  </office:meta>
</office:document-meta>
</file>